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textarea-horizontal-align="center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standard">
      <style:graphic-properties svg:stroke-width="0.1cm" draw:marker-end="Arrow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4cm" svg:stroke-color="#000000" draw:marker-start-width="0.65cm" draw:marker-end="Arrow" draw:marker-end-width="0.75cm" draw:fill="none" draw:fill-color="#008000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cm" svg:stroke-color="#000000" draw:marker-start-width="0.2cm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end="Arrow" draw:fill="none" draw:fill-color="#ffffff" fo:min-height="0.69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end="Arrow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="" draw:marker-end="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="" draw:marker-end="" draw:fill="none" draw:fill-color="#00800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marker-start="" draw:marker-end="" draw:fill="none" draw:fill-color="#ffffff" draw:textarea-vertical-align="middle" fo:min-height="0.641cm" fo:padding-top="0.1cm" fo:padding-bottom="0.1cm" fo:padding-left="0.1cm" fo:padding-right="0.1cm"/>
    </style:style>
    <style:style style:name="gr11" style:family="graphic" style:parent-style-name="standard">
      <style:graphic-properties draw:stroke="none" svg:stroke-width="0.1cm" svg:stroke-color="#000000" draw:marker-start="" draw:marker-end="" draw:fill="none" draw:fill-color="#ffffff" draw:textarea-vertical-align="middle" fo:min-height="0.414cm" fo:padding-top="0.1cm" fo:padding-bottom="0.1cm" fo:padding-left="0.1cm" fo:padding-right="0.1cm"/>
    </style:style>
    <style:style style:name="gr12" style:family="graphic" style:parent-style-name="standard">
      <style:graphic-properties svg:stroke-width="0.1cm" svg:stroke-color="#cc6633" draw:marker-start="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c1900" draw:marker-start="" draw:marker-end="Arrow" draw:marker-end-width="0.3cm" draw:fill="none" draw:fill-color="#008000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="" draw:marker-end="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marker-start="" draw:marker-end="" draw:fill="none" draw:fill-color="#ffffff" draw:fill-gradient-name="Linear_20_yellow_2f_brown" fo:min-height="0.54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="" draw:marker-end="Arrow" draw:marker-end-width="0.3cm" draw:fill="none" draw:fill-color="#008000" draw:fill-gradient-name="Linear_20_yellow_2f_brown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width="0.1cm" svg:stroke-color="#000000" draw:marker-start="" draw:marker-end="" draw:fill="none" draw:fill-color="#008000" draw:fill-gradient-name="Linear_20_yellow_2f_brown" fo:min-height="0.463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width="0.1cm" svg:stroke-color="#000000" draw:marker-start="" draw:marker-end="" draw:fill="none" draw:fill-color="#ffffff" draw:fill-gradient-name="Linear_20_yellow_2f_brown" fo:min-height="0.573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width="0.1cm" svg:stroke-color="#000000" draw:marker-start="" draw:marker-end="" draw:fill="none" draw:fill-color="#008000" draw:fill-gradient-name="Linear_20_yellow_2f_brown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fo:min-height="1.819cm"/>
    </style:style>
    <style:style style:name="gr2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0.639cm" fo:padding-top="0.05cm" fo:padding-bottom="0.05cm" fo:padding-left="0.05cm" fo:padding-right="0.05cm"/>
    </style:style>
    <style:style style:name="gr2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0.638cm" fo:padding-top="0.05cm" fo:padding-bottom="0.05cm" fo:padding-left="0.05cm" fo:padding-right="0.05cm"/>
    </style:style>
    <style:style style:name="gr2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fo:min-height="0.499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width="0.1cm" svg:stroke-color="#000000" draw:fill="none" draw:fill-color="#ffffff" draw:textarea-vertical-align="middle" fo:min-height="0.37cm" fo:padding-top="0.1cm" fo:padding-bottom="0.1cm" fo:padding-left="0.1cm" fo:padding-right="0.1cm"/>
    </style:style>
    <style:style style:name="gr35" style:family="graphic" style:parent-style-name="standard">
      <style:graphic-properties svg:stroke-width="0.1cm" svg:stroke-color="#000000" draw:marker-end="Arrow" draw:fill="none" draw:fill-color="#008000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37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textarea-vertical-align="middle" fo:min-height="0.436cm" fo:padding-top="0.1cm" fo:padding-bottom="0.1cm" fo:padding-left="0.1cm" fo:padding-right="0.1cm"/>
    </style:style>
    <style:style style:name="gr3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41" style:family="graphic" style:parent-style-name="standard">
      <style:graphic-properties svg:stroke-width="0.4cm" draw:marker-start="Arrow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42" style:family="graphic" style:parent-style-name="standard">
      <style:graphic-properties svg:stroke-width="0.4cm" draw:marker-start="" draw:marker-start-width="0.8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fo:color="#355e00"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P6" style:family="paragraph">
      <style:text-properties fo:color="#4c19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cc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style:text-autospace="none"/>
    </style:style>
    <style:style style:name="P11" style:family="paragraph">
      <style:paragraph-properties style:text-autospace="none"/>
      <style:text-properties fo:font-family="'Times New Roman'" style:font-family-generic="roman" fo:font-size="11.5pt" fo:font-weight="bold" style:font-family-asian="'Times New Roman'" style:font-family-generic-asian="roman" style:font-size-asian="11.5pt" style:font-weight-asian="bold" style:font-family-complex="'Times New Roman'" style:font-family-generic-complex="roman" style:font-size-complex="6.5pt" style:font-weight-complex="bold"/>
    </style:style>
    <style:style style:name="P12" style:family="paragraph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1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355e00" fo:font-family="'Courier New'" style:font-family-generic="modern" style:font-pitch="fixed" fo:font-size="6pt" style:font-size-asian="6pt" style:font-size-complex="6pt"/>
    </style:style>
    <style:style style:name="T6" style:family="text">
      <style:text-properties fo:color="#355e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55e00" fo:font-family="'Courier New'" style:font-family-generic="modern" style:font-pitch="fixed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4c1900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cc6633"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1" style:family="text">
      <style:text-properties style:use-window-font-color="true" style:text-outline="false" style:text-line-through-style="none" fo:font-family="'Times New Roman'" style:font-family-generic="roman" fo:font-size="11.5pt" fo:font-style="normal" fo:text-shadow="none" style:text-underline-style="none" fo:font-weight="normal" style:letter-kerning="true" style:font-family-asian="'Times New Roman'" style:font-family-generic-asian="roman" style:font-size-asian="11.5pt" style:font-style-asian="normal" style:font-weight-asian="normal" style:font-family-complex="'Times New Roman'" style:font-family-generic-complex="roman" style:font-size-complex="6.5pt" style:font-style-complex="normal" style:font-weight-complex="normal" style:text-emphasize="none" style:font-relief="none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5" style:family="text">
      <style:text-properties fo:font-size="6pt" fo:font-weight="bold" style:font-size-asian="6pt" style:font-weight-asian="bold" style:font-size-complex="6pt" style:font-weight-complex="bold"/>
    </style:style>
    <style:style style:name="T16" style:family="text">
      <style:text-properties fo:font-family="'Courier New'" style:font-family-generic="modern" style:font-pitch="fixe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7cm" svg:height="2.516cm" draw:transform="rotate (1.5707963267946) translate (1cm 9.771cm)">
          <draw:glue-point draw:id="4" svg:x="-4.085cm" svg:y="-5cm"/>
          <draw:glue-point draw:id="5" svg:x="2.812cm" svg:y="-5cm"/>
          <draw:glue-point draw:id="6" svg:x="4.968cm" svg:y="-4.002cm"/>
          <draw:glue-point draw:id="7" svg:x="4.968cm" svg:y="3.702cm"/>
          <text:p text:style-name="P1"><text:span text:style-name="T1">Descodificador de Tec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3" draw:layer="layout" svg:width="6.338cm" svg:height="2.119cm" draw:transform="rotate (-1.57079632679579) translate (28.7cm 2.209cm)">
          <draw:glue-point draw:id="4" svg:x="4.239cm" svg:y="-5cm"/>
          <draw:glue-point draw:id="5" svg:x="2.73cm" svg:y="-5cm"/>
          <draw:glue-point draw:id="6" svg:x="-3.673cm" svg:y="-5cm"/>
          <draw:glue-point draw:id="7" svg:x="-5.011cm" svg:y="-4.244cm"/>
          <draw:glue-point draw:id="8" svg:x="-5.011cm" svg:y="-2.671cm"/>
          <draw:glue-point draw:id="9" svg:x="-5.073cm" svg:y="4.439cm"/>
          <text:p text:style-name="P1"><text:span text:style-name="T1">Controlo</text:span></text:p>
          <text:p text:style-name="P1"><text:span text:style-name="T1">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3.507cm" svg:y1="3.47cm" svg:x2="6.545cm" svg:y2="3.465cm" draw:start-shape="id1" draw:start-glue-point="6" draw:end-shape="id2" draw:end-glue-point="4" svg:d="m3507 3470h1545v-5h1493">
          <text:p/>
        </draw:connector>
        <draw:connector draw:style-name="gr4" draw:text-style-name="P3" draw:layer="layout" svg:x1="3.507cm" svg:y1="8.862cm" svg:x2="6.538cm" svg:y2="8.863cm" draw:start-shape="id1" draw:start-glue-point="7" draw:end-shape="id2" draw:end-glue-point="5" svg:d="m3507 8862h1545v1h1486">
          <text:p/>
        </draw:connector>
        <draw:frame draw:style-name="gr5" draw:text-style-name="P3" draw:layer="layout" svg:width="1.866cm" svg:height="1.083cm" svg:x="4.04cm" svg:y="2.359cm">
          <draw:text-box>
            <text:p text:style-name="P1"><text:span text:style-name="T2">K</text:span><text:span text:style-name="T3">0-3</text:span></text:p>
          </draw:text-box>
        </draw:frame>
        <draw:frame draw:style-name="gr5" draw:text-style-name="P3" draw:layer="layout" svg:width="1.866cm" svg:height="1.083cm" svg:x="4.163cm" svg:y="7.939cm">
          <draw:text-box>
            <text:p text:style-name="P1"><text:span text:style-name="T2">K</text:span><text:span text:style-name="T3">val</text:span></text:p>
          </draw:text-box>
        </draw:frame>
        <draw:connector draw:style-name="gr3" draw:text-style-name="P3" draw:layer="layout" svg:x1="24.077cm" svg:y1="2.692cm" svg:x2="26.581cm" svg:y2="2.689cm" draw:start-shape="id2" draw:start-glue-point="8" draw:end-shape="id3" draw:end-glue-point="7" svg:d="m24077 2692h1232v-3h1272">
          <text:p/>
        </draw:connector>
        <draw:connector draw:style-name="gr6" draw:text-style-name="P3" draw:layer="layout" svg:x1="24.084cm" svg:y1="3.691cm" svg:x2="26.581cm" svg:y2="3.686cm" draw:start-shape="id2" draw:start-glue-point="7" draw:end-shape="id3" draw:end-glue-point="8" svg:d="m24084 3691h1225v-5h1272">
          <text:p/>
        </draw:connector>
        <draw:connector draw:style-name="gr6" draw:text-style-name="P3" draw:layer="layout" svg:x1="26.581cm" svg:y1="8.191cm" svg:x2="24.077cm" svg:y2="8.196cm" draw:start-shape="id3" draw:start-glue-point="9" draw:end-shape="id2" draw:end-glue-point="6" svg:d="m26581 8191h-1272v5h-1232">
          <text:p/>
        </draw:connector>
        <draw:frame draw:style-name="gr5" draw:text-style-name="P3" draw:layer="layout" svg:width="1.866cm" svg:height="1.083cm" svg:x="24.454cm" svg:y="4.22cm">
          <draw:text-box>
            <text:p text:style-name="P1"><text:span text:style-name="T2">K</text:span><text:span text:style-name="T3">RDY</text:span></text:p>
          </draw:text-box>
        </draw:frame>
        <draw:frame draw:style-name="gr5" draw:text-style-name="P3" draw:layer="layout" svg:width="1.866cm" svg:height="1.083cm" svg:x="24.299cm" svg:y="1.475cm">
          <draw:text-box>
            <text:p text:style-name="P1"><text:span text:style-name="T2">K</text:span><text:span text:style-name="T3">f0-3</text:span></text:p>
          </draw:text-box>
        </draw:frame>
        <draw:frame draw:style-name="gr5" draw:text-style-name="P4" draw:layer="layout" svg:width="1.866cm" svg:height="1.046cm" svg:x="24.597cm" svg:y="7.244cm">
          <draw:text-box>
            <text:p text:style-name="P1"><text:span text:style-name="T4">ACK</text:span></text:p>
          </draw:text-box>
        </draw:frame>
        <draw:custom-shape draw:style-name="gr7" draw:text-style-name="P3" draw:id="id2" draw:layer="layout" svg:width="17.549cm" svg:height="19cm" svg:x="6.538cm" svg:y="0.778cm">
          <draw:glue-point draw:id="4" svg:x="-4.996cm" svg:y="-3.586cm"/>
          <draw:glue-point draw:id="5" svg:x="-5.007cm" svg:y="-0.745cm"/>
          <draw:glue-point draw:id="6" svg:x="4.995cm" svg:y="-1.096cm"/>
          <draw:glue-point draw:id="7" svg:x="4.999cm" svg:y="-3.467cm"/>
          <draw:glue-point draw:id="8" svg:x="4.995cm" svg:y="-3.993cm"/>
          <text:p text:style-name="P1"><text:span text:style-name="T2">Leitor de Teclad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office:forms form:automatic-focus="false" form:apply-design-mode="false"/>
        <draw:g>
          <draw:g>
            <draw:custom-shape draw:style-name="gr8" draw:text-style-name="P3" draw:layer="layout" svg:width="4.027cm" svg:height="4.027cm" svg:x="1.701cm" svg:y="2.395cm">
              <draw:glue-point draw:id="12" svg:x="-1.867cm" svg:y="-1.705cm"/>
              <draw:glue-point draw:id="13" svg:x="-0.002cm" svg:y="-2.537cm"/>
              <draw:glue-point draw:id="14" svg:x="1.802cm" svg:y="-1.79cm"/>
              <draw:glue-point draw:id="15" svg:x="2.493cm" svg:y="-0.039cm"/>
              <draw:glue-point draw:id="16" svg:x="1.718cm" svg:y="1.825cm"/>
              <draw:glue-point draw:id="17" svg:x="-0.002cm" svg:y="2.513cm"/>
              <draw:glue-point draw:id="18" svg:x="-1.81cm" svg:y="1.765cm"/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line draw:style-name="gr9" draw:text-style-name="P3" draw:layer="layout" svg:x1="2.245cm" svg:y1="3.005cm" svg:x2="2.973cm" svg:y2="3.721cm">
              <text:p/>
            </draw:line>
            <draw:line draw:style-name="gr9" draw:text-style-name="P3" draw:layer="layout" svg:x1="5.168cm" svg:y1="2.959cm" svg:x2="4.394cm" svg:y2="3.698cm">
              <text:p/>
            </draw:line>
            <draw:line draw:style-name="gr9" draw:text-style-name="P3" draw:layer="layout" svg:x1="2.234cm" svg:y1="5.847cm" svg:x2="2.973cm" svg:y2="5.108cm">
              <text:p/>
            </draw:line>
            <draw:line draw:style-name="gr9" draw:text-style-name="P3" draw:layer="layout" svg:x1="5.157cm" svg:y1="5.859cm" svg:x2="4.417cm" svg:y2="5.119cm">
              <text:p/>
            </draw:line>
            <draw:line draw:style-name="gr9" draw:text-style-name="P3" draw:layer="layout" svg:x1="3.713cm" svg:y1="2.404cm" svg:x2="3.713cm" svg:y2="3.409cm">
              <text:p/>
            </draw:line>
            <draw:line draw:style-name="gr9" draw:text-style-name="P3" draw:layer="layout" svg:x1="4.718cm" svg:y1="4.392cm" svg:x2="5.734cm" svg:y2="4.392cm">
              <text:p/>
            </draw:line>
            <draw:line draw:style-name="gr9" draw:text-style-name="P3" draw:layer="layout" svg:x1="3.701cm" svg:y1="5.408cm" svg:x2="3.713cm" svg:y2="6.413cm">
              <text:p/>
            </draw:line>
            <draw:line draw:style-name="gr9" draw:text-style-name="P3" draw:layer="layout" svg:x1="2.707cm" svg:y1="4.403cm" svg:x2="1.702cm" svg:y2="4.392cm">
              <text:p/>
            </draw:line>
          </draw:g>
          <draw:frame draw:style-name="gr10" draw:text-style-name="P5" draw:layer="layout" svg:width="0.878cm" svg:height="0.908cm" svg:x="3.894cm" svg:y="5.235cm">
            <draw:text-box>
              <text:p><text:span text:style-name="T5"/></text:p>
              <text:p><text:span text:style-name="T6">A</text:span><text:span text:style-name="T7">011</text:span></text:p>
            </draw:text-box>
          </draw:frame>
          <draw:frame draw:style-name="gr11" draw:text-style-name="P5" draw:layer="layout" svg:width="0.878cm" svg:height="0.908cm" svg:x="3.895cm" svg:y="2.389cm">
            <draw:text-box>
              <text:p><text:span text:style-name="T5"/></text:p>
              <text:p><text:span text:style-name="T6">A</text:span><text:span text:style-name="T7">000</text:span></text:p>
            </draw:text-box>
          </draw:frame>
          <draw:frame draw:style-name="gr10" draw:text-style-name="P5" draw:layer="layout" svg:width="0.878cm" svg:height="0.908cm" svg:x="4.701cm" svg:y="3.232cm">
            <draw:text-box>
              <text:p><text:span text:style-name="T5"/></text:p>
              <text:p><text:span text:style-name="T6">A</text:span><text:span text:style-name="T7">001</text:span></text:p>
            </draw:text-box>
          </draw:frame>
          <draw:frame draw:style-name="gr10" draw:text-style-name="P5" draw:layer="layout" svg:width="0.878cm" svg:height="0.908cm" svg:x="4.692cm" svg:y="4.467cm">
            <draw:text-box>
              <text:p><text:span text:style-name="T5"/></text:p>
              <text:p><text:span text:style-name="T6">A</text:span><text:span text:style-name="T7">010</text:span></text:p>
            </draw:text-box>
          </draw:frame>
          <draw:frame draw:style-name="gr10" draw:text-style-name="P5" draw:layer="layout" svg:width="0.878cm" svg:height="0.908cm" svg:x="2.658cm" svg:y="5.235cm">
            <draw:text-box>
              <text:p><text:span text:style-name="T5"/></text:p>
              <text:p><text:span text:style-name="T6">A</text:span><text:span text:style-name="T7">100</text:span></text:p>
            </draw:text-box>
          </draw:frame>
          <draw:frame draw:style-name="gr10" draw:text-style-name="P5" draw:layer="layout" svg:width="0.878cm" svg:height="0.908cm" svg:x="1.852cm" svg:y="4.387cm">
            <draw:text-box>
              <text:p><text:span text:style-name="T5"/></text:p>
              <text:p><text:span text:style-name="T6">A</text:span><text:span text:style-name="T7">101</text:span></text:p>
            </draw:text-box>
          </draw:frame>
          <draw:frame draw:style-name="gr10" draw:text-style-name="P5" draw:layer="layout" svg:width="0.878cm" svg:height="0.908cm" svg:x="1.831cm" svg:y="3.264cm">
            <draw:text-box>
              <text:p><text:span text:style-name="T5"/></text:p>
              <text:p><text:span text:style-name="T6">A</text:span><text:span text:style-name="T7">110</text:span></text:p>
            </draw:text-box>
          </draw:frame>
          <draw:frame draw:style-name="gr10" draw:text-style-name="P5" draw:layer="layout" svg:width="0.878cm" svg:height="0.908cm" svg:x="2.71cm" svg:y="2.405cm">
            <draw:text-box>
              <text:p><text:span text:style-name="T5"/></text:p>
              <text:p><text:span text:style-name="T6">A</text:span><text:span text:style-name="T7">111</text:span></text:p>
            </draw:text-box>
          </draw:frame>
          <draw:path draw:style-name="gr12" draw:text-style-name="P3" draw:layer="layout" svg:width="1.382cm" svg:height="4.352cm" draw:transform="rotate (-0.00628318530836427) translate (4.58335109117694cm 2.30099592273197cm)" svg:viewBox="0 0 1383 4353" svg:d="m1 4544c1094 455 2478 2448-1 4353">
            <text:p/>
          </draw:path>
          <draw:path draw:style-name="gr13" draw:text-style-name="P3" draw:layer="layout" svg:width="1.646cm" svg:height="4.509cm" draw:transform="rotate (-0.00628318530836427) translate (4.684cm 1.902cm)" svg:viewBox="0 0 1647 4510" svg:d="m0 3745c1094 455 2743 2510 628 4510">
            <text:p/>
          </draw:path>
          <draw:frame draw:style-name="gr10" draw:text-style-name="P6" draw:layer="layout" svg:width="0.537cm" svg:height="0.841cm" svg:x="4.179cm" svg:y="1.428cm">
            <draw:text-box>
              <text:p><text:span text:style-name="T8">R</text:span></text:p>
            </draw:text-box>
          </draw:frame>
          <draw:frame draw:style-name="gr10" draw:text-style-name="P7" draw:layer="layout" svg:width="0.537cm" svg:height="0.841cm" svg:x="4.166cm" svg:y="1.793cm">
            <draw:text-box>
              <text:p><text:span text:style-name="T9">W</text:span></text:p>
            </draw:text-box>
          </draw:frame>
        </draw:g>
        <draw:custom-shape draw:style-name="gr14" draw:text-style-name="P3" draw:layer="layout" svg:width="1.29cm" svg:height="0.705cm" svg:x="3.639cm" svg:y="6.96cm">
          <text:p text:style-name="P1"><text:span text:style-name="T2">F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4" draw:text-style-name="P3" draw:layer="layout" svg:width="1.29cm" svg:height="0.705cm" svg:x="3.639cm" svg:y="7.861cm">
          <text:p text:style-name="P1"><text:span text:style-name="T2">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5" draw:text-style-name="P3" draw:layer="layout" svg:width="7.472cm" svg:height="7.913cm" svg:x="1cm" svg:y="1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2.233cm" svg:height="1.063cm" svg:x="6.216cm" svg:y="7.768cm">
          <draw:text-box>
            <text:p>FIFO</text:p>
          </draw:text-box>
        </draw:frame>
        <draw:g>
          <draw:custom-shape draw:style-name="gr17" draw:text-style-name="P9" draw:id="id4" draw:layer="layout" svg:width="1.675cm" svg:height="0.728cm" svg:x="23.372cm" svg:y="2.239cm">
            <text:p text:style-name="P1"><text:span text:style-name="T10">B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18" draw:text-style-name="P9" draw:id="id5" draw:layer="layout" svg:width="1.699cm" svg:height="1.408cm" svg:x="23.36cm" svg:y="3.682cm">
            <text:p text:style-name="P1"><text:span text:style-name="T10">BG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9" draw:id="id6" draw:layer="layout" svg:width="1.675cm" svg:height="0.728cm" svg:x="23.372cm" svg:y="5.80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draw:id="id7" draw:layer="layout" svg:width="1.675cm" svg:height="0.728cm" svg:x="23.372cm" svg:y="7.848cm">
            <text:p text:style-name="P1"><text:span text:style-name="T10">K_rdy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9" draw:id="id8" draw:layer="layout" svg:width="1.699cm" svg:height="1.408cm" svg:x="23.36cm" svg:y="9.292cm">
            <text:p text:style-name="P1"><text:span text:style-name="T10">!ACK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8" draw:text-style-name="P9" draw:id="id10" draw:layer="layout" svg:width="1.699cm" svg:height="1.408cm" svg:x="23.36cm" svg:y="13.607cm">
            <text:p text:style-name="P1"><text:span text:style-name="T10">ACK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5" draw:text-style-name="P9" draw:id="id9" draw:layer="layout" svg:width="1.675cm" svg:height="0.728cm" svg:x="23.372cm" svg:y="12.015cm">
            <text:p/>
            <draw:enhanced-geometry svg:viewBox="0 0 21600 21600" draw:type="rectangle" draw:enhanced-path="M 0 0 L 21600 0 21600 21600 0 21600 0 0 Z N"/>
          </draw:custom-shape>
          <draw:connector draw:style-name="gr19" draw:text-style-name="P3" draw:layer="layout" svg:x1="24.209cm" svg:y1="2.967cm" svg:x2="24.209cm" svg:y2="3.682cm" draw:start-shape="id4" draw:start-glue-point="2" draw:end-shape="id5" draw:end-glue-point="4" svg:d="m24209 2967v715">
            <text:p/>
          </draw:connector>
          <draw:connector draw:style-name="gr19" draw:text-style-name="P3" draw:layer="layout" draw:line-skew="0cm -0.689cm" svg:x1="23.36cm" svg:y1="4.385cm" svg:x2="24.209cm" svg:y2="2.239cm" draw:start-shape="id5" draw:start-glue-point="5" draw:end-shape="id4" draw:end-glue-point="0" svg:d="m23360 4385h-601v-3385h1450v1239">
            <text:p/>
          </draw:connector>
          <draw:connector draw:style-name="gr19" draw:text-style-name="P3" draw:layer="layout" svg:x1="24.209cm" svg:y1="5.09cm" svg:x2="24.209cm" svg:y2="5.805cm" draw:start-shape="id5" draw:start-glue-point="6" draw:end-shape="id6" draw:end-glue-point="0" svg:d="m24209 5090v715">
            <text:p/>
          </draw:connector>
          <draw:connector draw:style-name="gr19" draw:text-style-name="P3" draw:layer="layout" svg:x1="24.209cm" svg:y1="6.533cm" svg:x2="24.209cm" svg:y2="7.848cm" draw:start-shape="id6" draw:start-glue-point="2" draw:end-shape="id7" draw:end-glue-point="0" svg:d="m24209 6533v1315">
            <text:p/>
          </draw:connector>
          <draw:connector draw:style-name="gr19" draw:text-style-name="P3" draw:layer="layout" svg:x1="24.209cm" svg:y1="8.576cm" svg:x2="24.209cm" svg:y2="9.292cm" draw:start-shape="id7" draw:start-glue-point="2" draw:end-shape="id8" draw:end-glue-point="4" svg:d="m24209 8576v716">
            <text:p/>
          </draw:connector>
          <draw:connector draw:style-name="gr19" draw:text-style-name="P3" draw:layer="layout" svg:x1="23.36cm" svg:y1="9.995cm" svg:x2="24.209cm" svg:y2="7.848cm" draw:start-shape="id8" draw:start-glue-point="5" draw:end-shape="id7" draw:end-glue-point="0" svg:d="m23360 9995h-601v-2697h1450v550">
            <text:p/>
          </draw:connector>
          <draw:connector draw:style-name="gr19" draw:text-style-name="P3" draw:layer="layout" svg:x1="24.209cm" svg:y1="10.7cm" svg:x2="24.209cm" svg:y2="12.015cm" draw:start-shape="id8" draw:start-glue-point="6" draw:end-shape="id9" draw:end-glue-point="0" svg:d="m24209 10700v1315">
            <text:p/>
          </draw:connector>
          <draw:connector draw:style-name="gr19" draw:text-style-name="P3" draw:layer="layout" svg:x1="24.209cm" svg:y1="12.743cm" svg:x2="24.209cm" svg:y2="13.607cm" draw:start-shape="id9" draw:start-glue-point="2" draw:end-shape="id10" draw:end-glue-point="4" svg:d="m24209 12743v864">
            <text:p/>
          </draw:connector>
          <draw:connector draw:style-name="gr19" draw:text-style-name="P3" draw:layer="layout" svg:x1="23.36cm" svg:y1="14.31cm" svg:x2="24.209cm" svg:y2="12.015cm" draw:start-shape="id10" draw:start-glue-point="5" draw:end-shape="id9" draw:end-glue-point="0" svg:d="m23360 14310h-601v-2845h1450v550">
            <text:p/>
          </draw:connector>
          <draw:connector draw:style-name="gr19" draw:text-style-name="P3" draw:layer="layout" draw:line-skew="0cm 3.92cm -0.689cm" svg:x1="24.209cm" svg:y1="15.015cm" svg:x2="24.209cm" svg:y2="2.239cm" draw:start-shape="id10" draw:start-glue-point="6" draw:end-shape="id4" draw:end-glue-point="0" svg:d="m24209 15015v601h2470v-14616h-2470v1239">
            <text:p/>
          </draw:connector>
          <draw:frame draw:style-name="gr20" draw:text-style-name="P11" draw:layer="layout" svg:width="8.683cm" svg:height="0.813cm" svg:x="20.017cm" svg:y="15.773cm">
            <draw:text-box>
              <text:p text:style-name="P10"><text:span text:style-name="T11">Figura 7 – Diagrama temporal de ACK e K_RDY</text:span></text:p>
            </draw:text-box>
          </draw:frame>
          <draw:frame draw:style-name="gr21" draw:text-style-name="P12" draw:layer="layout" svg:width="0.985cm" svg:height="0.923cm" svg:x="22.735cm" svg:y="3.54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2.736cm" svg:y="9.041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2.736cm" svg:y="13.386cm">
            <draw:text-box>
              <text:p><text:span text:style-name="T10">F</text:span></text:p>
            </draw:text-box>
          </draw:frame>
          <draw:frame draw:style-name="gr21" draw:text-style-name="P12" draw:layer="layout" svg:width="0.985cm" svg:height="0.923cm" svg:x="24.239cm" svg:y="4.812cm">
            <draw:text-box>
              <text:p><text:span text:style-name="T10">T</text:span></text:p>
            </draw:text-box>
          </draw:frame>
          <draw:frame draw:style-name="gr21" draw:text-style-name="P12" draw:layer="layout" svg:width="0.985cm" svg:height="0.923cm" svg:x="24.179cm" svg:y="10.474cm">
            <draw:text-box>
              <text:p><text:span text:style-name="T10">T</text:span></text:p>
            </draw:text-box>
          </draw:frame>
          <draw:frame draw:style-name="gr21" draw:text-style-name="P12" draw:layer="layout" svg:width="0.985cm" svg:height="0.923cm" svg:x="24.158cm" svg:y="14.74cm">
            <draw:text-box>
              <text:p><text:span text:style-name="T10">T</text:span></text:p>
            </draw:text-box>
          </draw:frame>
          <draw:custom-shape draw:style-name="gr22" draw:text-style-name="P9" draw:layer="layout" svg:width="0.796cm" svg:height="0.503cm" svg:x="24.235cm" svg:y="7.306cm">
            <text:p text:style-name="P1"><text:span text:style-name="T10">10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296cm" svg:y="5.297cm">
            <text:p text:style-name="P1"><text:span text:style-name="T10">0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316cm" svg:y="11.532cm">
            <text:p text:style-name="P1"><text:span text:style-name="T10">11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9" draw:layer="layout" svg:width="0.796cm" svg:height="0.503cm" svg:x="24.296cm" svg:y="1.769cm">
            <text:p text:style-name="P1"><text:span text:style-name="T10">00</text:span></text:p>
            <draw:enhanced-geometry svg:viewBox="0 0 21600 21600" draw:type="rectangle" draw:enhanced-path="M 0 0 L 21600 0 21600 21600 0 21600 0 0 Z N"/>
          </draw:custom-shape>
        </draw:g>
        <draw:frame draw:style-name="gr23" draw:layer="layout" svg:width="11.702cm" svg:height="3.831cm" svg:x="8.725cm" svg:y="1cm">
          <draw:text-box>
            <text:p><text:span text:style-name="T12">Flags:</text:span></text:p>
            <text:p>F <text:s text:c="3"/>= Queue is Full on Write</text:p>
            <text:p>E <text:s text:c="3"/>= Queue is Empty on Read</text:p>
            <text:p>BR = Bus Request</text:p>
            <text:p>BG = Bus Granted</text:p>
          </draw:text-box>
        </draw:frame>
        <draw:g>
          <draw:glue-point draw:id="4" svg:x="-5.068cm" svg:y="-3.626cm"/>
          <draw:glue-point draw:id="5" svg:x="-5.068cm" svg:y="0.686cm"/>
          <draw:glue-point draw:id="6" svg:x="5cm" svg:y="-3.626cm"/>
          <draw:glue-point draw:id="7" svg:x="5cm" svg:y="3.672cm"/>
          <draw:custom-shape draw:style-name="gr24" draw:text-style-name="P1" draw:layer="layout" svg:width="1.457cm" svg:height="1.988cm" svg:x="6.408cm" svg:y="5.687cm">
            <text:p/>
            <draw:enhanced-geometry svg:viewBox="0 0 21600 21600" draw:type="rectangle" draw:enhanced-path="M 0 0 L 21600 0 21600 21600 0 21600 0 0 Z N"/>
          </draw:custom-shape>
          <draw:frame draw:style-name="gr25" draw:text-style-name="P13" draw:layer="layout" svg:width="0.397cm" svg:height="0.739cm" svg:x="7.468cm" svg:y="5.588cm">
            <draw:text-box>
              <text:p><text:span text:style-name="T13">Q</text:span></text:p>
            </draw:text-box>
          </draw:frame>
          <draw:frame draw:style-name="gr25" draw:text-style-name="P13" draw:layer="layout" svg:width="0.397cm" svg:height="0.739cm" svg:x="7.468cm" svg:y="7.046cm">
            <draw:text-box>
              <text:p><text:span text:style-name="T13">Q</text:span></text:p>
            </draw:text-box>
          </draw:frame>
          <draw:line draw:style-name="gr26" draw:text-style-name="P1" draw:layer="layout" svg:x1="7.467cm" svg:y1="7.145cm" svg:x2="7.798cm" svg:y2="7.145cm">
            <text:p/>
          </draw:line>
          <draw:frame draw:style-name="gr27" draw:text-style-name="P13" draw:layer="layout" svg:width="0.396cm" svg:height="0.738cm" svg:x="6.408cm" svg:y="5.59cm">
            <draw:text-box>
              <text:p><text:span text:style-name="T13">D</text:span></text:p>
            </draw:text-box>
          </draw:frame>
          <draw:custom-shape draw:style-name="gr28" draw:text-style-name="P1" draw:layer="layout" svg:width="0.465cm" svg:height="0.464cm" draw:transform="rotate (-1.57079632679579) translate (6.872cm 6.61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9" draw:text-style-name="P1" draw:layer="layout" svg:x1="5.895cm" svg:y1="5.962cm" svg:x2="6.408cm" svg:y2="5.962cm">
            <text:p/>
          </draw:line>
          <draw:line draw:style-name="gr29" draw:text-style-name="P1" draw:layer="layout" svg:x1="7.882cm" svg:y1="5.962cm" svg:x2="8.395cm" svg:y2="5.962cm">
            <text:p/>
          </draw:line>
          <draw:line draw:style-name="gr29" draw:text-style-name="P1" draw:layer="layout" svg:x1="5.895cm" svg:y1="6.823cm" svg:x2="6.408cm" svg:y2="6.823cm">
            <text:p/>
          </draw:line>
          <draw:line draw:style-name="gr29" draw:text-style-name="P1" draw:layer="layout" svg:x1="7.882cm" svg:y1="7.419cm" svg:x2="8.395cm" svg:y2="7.419cm">
            <text:p/>
          </draw:line>
        </draw:g>
      </draw:page>
      <draw:page draw:name="page3" draw:style-name="dp1" draw:master-page-name="Default">
        <office:forms form:automatic-focus="false" form:apply-design-mode="false"/>
        <draw:rect draw:style-name="gr30" draw:text-style-name="P1" draw:layer="layout" svg:width="3.969cm" svg:height="5.585cm" svg:x="24.731cm" svg:y="9.855cm">
          <text:p text:style-name="P1">RAM</text:p>
          <text:p text:style-name="P1">8x4</text:p>
        </draw:rect>
        <draw:frame draw:style-name="gr31" draw:text-style-name="P14" draw:id="id14" draw:layer="layout" svg:width="1.638cm" svg:height="0.971cm" svg:x="24.731cm" svg:y="9.878cm">
          <draw:text-box>
            <text:p><text:span text:style-name="T14">A</text:span><text:span text:style-name="T13">0-2</text:span></text:p>
          </draw:text-box>
        </draw:frame>
        <draw:frame draw:style-name="gr31" draw:text-style-name="P14" draw:layer="layout" svg:width="1.879cm" svg:height="0.971cm" svg:x="24.732cm" svg:y="14.47cm">
          <draw:text-box>
            <text:p><text:span text:style-name="T14">WE</text:span></text:p>
          </draw:text-box>
        </draw:frame>
        <draw:frame draw:style-name="gr31" draw:text-style-name="P14" draw:layer="layout" svg:width="1.879cm" svg:height="0.971cm" svg:x="24.713cm" svg:y="13.666cm">
          <draw:text-box>
            <text:p><text:span text:style-name="T14">OE</text:span></text:p>
          </draw:text-box>
        </draw:frame>
        <draw:frame draw:style-name="gr31" draw:text-style-name="P14" draw:layer="layout" svg:width="1.879cm" svg:height="0.971cm" svg:x="24.731cm" svg:y="12.843cm">
          <draw:text-box>
            <text:p><text:span text:style-name="T14">CE</text:span></text:p>
          </draw:text-box>
        </draw:frame>
        <draw:frame draw:style-name="gr31" draw:text-style-name="P14" draw:id="id31" draw:layer="layout" svg:width="1.638cm" svg:height="0.971cm" svg:x="24.705cm" svg:y="11.297cm">
          <draw:text-box>
            <text:p><text:span text:style-name="T14">I</text:span><text:span text:style-name="T13">0-3</text:span></text:p>
          </draw:text-box>
        </draw:frame>
        <draw:custom-shape draw:style-name="gr28" draw:text-style-name="P1" draw:id="id25" draw:layer="layout" svg:width="0.25cm" svg:height="0.25cm" svg:x="24.445cm" svg:y="13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id="id21" draw:layer="layout" svg:width="0.25cm" svg:height="0.25cm" svg:x="24.463cm" svg:y="13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id="id23" draw:layer="layout" svg:width="0.25cm" svg:height="0.25cm" svg:x="24.472cm" svg:y="14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1">
          <draw:glue-point draw:id="4" svg:x="3.623cm" svg:y="-5.101cm" draw:escape-direction="up"/>
          <draw:glue-point draw:id="5" svg:x="3.976cm" svg:y="4.837cm"/>
          <draw:glue-point draw:id="6" svg:x="1.675cm" svg:y="4.837cm"/>
          <draw:glue-point draw:id="7" svg:x="-0.416cm" svg:y="4.925cm" draw:escape-direction="left"/>
          <draw:glue-point draw:id="8" svg:x="-5.013cm" svg:y="2.631cm"/>
          <draw:glue-point draw:id="9" svg:x="-0.623cm" svg:y="4.793cm"/>
          <draw:glue-point draw:id="10" svg:x="-1.477cm" svg:y="4.815cm"/>
          <draw:glue-point draw:id="11" svg:x="0.722cm" svg:y="4.683cm"/>
          <draw:g draw:style-name="gr32">
            <draw:custom-shape draw:style-name="gr33" draw:text-style-name="P1" draw:layer="layout" svg:width="3.28cm" svg:height="1.925cm" svg:x="16.089cm" svg:y="5.12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draw:layer="layout" svg:width="0.881cm" svg:height="0.881cm" draw:transform="rotate (-1.57079632679579) translate (16.967cm 6.12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15" draw:layer="layout" svg:width="0.936cm" svg:height="0.574cm" svg:x="18.426cm" svg:y="5.089cm">
              <draw:text-box>
                <text:p text:style-name="P1"><text:span text:style-name="T3">En</text:span></text:p>
              </draw:text-box>
            </draw:frame>
            <draw:frame draw:style-name="gr34" draw:text-style-name="P15" draw:layer="layout" svg:width="0.698cm" svg:height="0.574cm" svg:x="18.643cm" svg:y="6.518cm">
              <draw:text-box>
                <text:p text:style-name="P1"><text:span text:style-name="T3">Q</text:span><text:span text:style-name="T15">0</text:span></text:p>
              </draw:text-box>
            </draw:frame>
            <draw:frame draw:style-name="gr34" draw:text-style-name="P15" draw:layer="layout" svg:width="0.698cm" svg:height="0.574cm" svg:x="17.929cm" svg:y="6.514cm">
              <draw:text-box>
                <text:p text:style-name="P1"><text:span text:style-name="T3">Q</text:span><text:span text:style-name="T15">1</text:span></text:p>
              </draw:text-box>
            </draw:frame>
            <draw:frame draw:style-name="gr34" draw:text-style-name="P15" draw:layer="layout" svg:width="0.698cm" svg:height="0.574cm" svg:x="17.246cm" svg:y="6.517cm">
              <draw:text-box>
                <text:p text:style-name="P1"><text:span text:style-name="T3">Q</text:span><text:span text:style-name="T15">2</text:span></text:p>
              </draw:text-box>
            </draw:frame>
          </draw:g>
          <draw:custom-shape draw:style-name="gr35" draw:text-style-name="P3" draw:layer="layout" svg:width="0.245cm" svg:height="0.246cm" svg:x="18.791cm" svg:y="4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3" draw:layer="layout" svg:x1="19.032cm" svg:y1="7.055cm" svg:x2="15.863cm" svg:y2="9.382cm" draw:start-shape="id11" draw:start-glue-point="5" draw:end-shape="id12" draw:end-glue-point="0" svg:d="m19032 7055v1163h-3169v1164">
          <text:p/>
        </draw:connector>
        <draw:connector draw:style-name="gr6" draw:text-style-name="P3" draw:layer="layout" svg:x1="18.276cm" svg:y1="7.055cm" svg:x2="15.863cm" svg:y2="9.382cm" draw:start-shape="id11" draw:start-glue-point="6" draw:end-shape="id12" draw:end-glue-point="0" svg:d="m18276 7055v1163h-2413v1164">
          <text:p/>
        </draw:connector>
        <draw:connector draw:style-name="gr6" draw:text-style-name="P3" draw:layer="layout" svg:x1="17.727cm" svg:y1="7.092cm" svg:x2="15.863cm" svg:y2="9.382cm" draw:start-shape="id11" draw:start-glue-point="2" draw:end-shape="id12" draw:end-glue-point="0" svg:d="m17727 7092v1126h-1864v1164">
          <text:p/>
        </draw:connector>
        <draw:g draw:id="id13">
          <draw:glue-point draw:id="4" svg:x="3.623cm" svg:y="-5.101cm" draw:escape-direction="vertical"/>
          <draw:glue-point draw:id="5" svg:x="3.976cm" svg:y="4.837cm"/>
          <draw:glue-point draw:id="6" svg:x="1.675cm" svg:y="4.837cm"/>
          <draw:glue-point draw:id="7" svg:x="-0.416cm" svg:y="4.925cm" draw:escape-direction="left"/>
          <draw:glue-point draw:id="8" svg:x="-5.013cm" svg:y="2.631cm"/>
          <draw:glue-point draw:id="9" svg:x="-0.623cm" svg:y="4.793cm"/>
          <draw:glue-point draw:id="10" svg:x="-1.477cm" svg:y="4.815cm"/>
          <draw:glue-point draw:id="11" svg:x="0.722cm" svg:y="4.683cm"/>
          <draw:g draw:style-name="gr32">
            <draw:custom-shape draw:style-name="gr33" draw:text-style-name="P1" draw:layer="layout" svg:width="3.28cm" svg:height="1.925cm" svg:x="11.77cm" svg:y="5.10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8" draw:text-style-name="P1" draw:layer="layout" svg:width="0.881cm" svg:height="0.881cm" draw:transform="rotate (-1.57079632679579) translate (12.648cm 6.10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15" draw:layer="layout" svg:width="0.936cm" svg:height="0.574cm" svg:x="14.107cm" svg:y="5.069cm">
              <draw:text-box>
                <text:p text:style-name="P1"><text:span text:style-name="T3">En</text:span></text:p>
              </draw:text-box>
            </draw:frame>
            <draw:frame draw:style-name="gr34" draw:text-style-name="P15" draw:layer="layout" svg:width="0.698cm" svg:height="0.574cm" svg:x="14.324cm" svg:y="6.498cm">
              <draw:text-box>
                <text:p text:style-name="P1"><text:span text:style-name="T3">Q</text:span><text:span text:style-name="T15">0</text:span></text:p>
              </draw:text-box>
            </draw:frame>
            <draw:frame draw:style-name="gr34" draw:text-style-name="P15" draw:layer="layout" svg:width="0.698cm" svg:height="0.574cm" svg:x="13.61cm" svg:y="6.494cm">
              <draw:text-box>
                <text:p text:style-name="P1"><text:span text:style-name="T3">Q</text:span><text:span text:style-name="T15">1</text:span></text:p>
              </draw:text-box>
            </draw:frame>
            <draw:frame draw:style-name="gr34" draw:text-style-name="P15" draw:layer="layout" svg:width="0.698cm" svg:height="0.574cm" svg:x="12.927cm" svg:y="6.497cm">
              <draw:text-box>
                <text:p text:style-name="P1"><text:span text:style-name="T3">Q</text:span><text:span text:style-name="T15">2</text:span></text:p>
              </draw:text-box>
            </draw:frame>
          </draw:g>
          <draw:custom-shape draw:style-name="gr35" draw:text-style-name="P3" draw:layer="layout" svg:width="0.245cm" svg:height="0.246cm" svg:x="14.472cm" svg:y="4.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3" draw:layer="layout" svg:x1="14.713cm" svg:y1="7.035cm" svg:x2="15.863cm" svg:y2="9.382cm" draw:start-shape="id13" draw:start-glue-point="5" draw:end-shape="id12" draw:end-glue-point="0" svg:d="m14713 7035v1173h1150v1174">
          <text:p/>
        </draw:connector>
        <draw:connector draw:style-name="gr6" draw:text-style-name="P3" draw:layer="layout" svg:x1="13.957cm" svg:y1="7.035cm" svg:x2="15.863cm" svg:y2="9.382cm" draw:start-shape="id13" draw:start-glue-point="6" draw:end-shape="id12" draw:end-glue-point="0" svg:d="m13957 7035v1173h1906v1174">
          <text:p/>
        </draw:connector>
        <draw:connector draw:style-name="gr6" draw:text-style-name="P3" draw:layer="layout" svg:x1="13.408cm" svg:y1="7.072cm" svg:x2="15.863cm" svg:y2="9.382cm" draw:start-shape="id13" draw:start-glue-point="2" draw:end-shape="id12" draw:end-glue-point="0" svg:d="m13408 7072v1136h2455v1174">
          <text:p/>
        </draw:connector>
        <draw:rect draw:style-name="gr30" draw:text-style-name="P16" draw:id="id12" draw:layer="layout" svg:width="3.853cm" svg:height="1.965cm" svg:x="13.937cm" svg:y="9.382cm">
          <text:p text:style-name="P1"><text:span text:style-name="T13">Address Decoder</text:span></text:p>
          <text:p text:style-name="P1"><text:span text:style-name="T16">NÃO é um </text:span></text:p>
          <text:p text:style-name="P1"><text:span text:style-name="T16">Descodificador, </text:span></text:p>
          <text:p text:style-name="P1"><text:span text:style-name="T16">Mas na falta de </text:span></text:p>
          <text:p text:style-name="P1"><text:span text:style-name="T16">Nome Melhor...!!!</text:span></text:p>
        </draw:rect>
        <draw:connector draw:style-name="gr36" draw:text-style-name="P1" draw:layer="layout" svg:x1="17.79cm" svg:y1="10.364cm" svg:x2="24.731cm" svg:y2="10.363cm" draw:start-shape="id12" draw:start-glue-point="1" draw:end-shape="id14" draw:end-glue-point="3" svg:d="m17790 10364h3496v-1h3445">
          <text:p/>
        </draw:connector>
        <draw:rect draw:style-name="gr37" draw:text-style-name="P1" draw:layer="layout" svg:width="5.603cm" svg:height="1.529cm" svg:x="1.398cm" svg:y="1cm">
          <text:p/>
        </draw:rect>
        <draw:frame draw:style-name="gr38" draw:text-style-name="P13" draw:id="id17" draw:layer="layout" svg:width="0.719cm" svg:height="0.636cm" svg:x="3.242cm" svg:y="1.88cm">
          <draw:text-box>
            <text:p><text:span text:style-name="T13">BR</text:span></text:p>
          </draw:text-box>
        </draw:frame>
        <draw:frame draw:style-name="gr38" draw:text-style-name="P13" draw:id="id18" draw:layer="layout" svg:width="0.719cm" svg:height="0.636cm" svg:x="2.528cm" svg:y="1.866cm">
          <draw:text-box>
            <text:p><text:span text:style-name="T13">BG</text:span></text:p>
          </draw:text-box>
        </draw:frame>
        <draw:frame draw:style-name="gr38" draw:text-style-name="P13" draw:id="id15" draw:layer="layout" svg:width="1.193cm" svg:height="0.636cm" svg:x="1.393cm" svg:y="1.879cm">
          <draw:text-box>
            <text:p><text:span text:style-name="T13">Kval</text:span></text:p>
          </draw:text-box>
        </draw:frame>
        <draw:frame draw:style-name="gr38" draw:text-style-name="P13" draw:id="id22" draw:layer="layout" svg:width="0.719cm" svg:height="0.636cm" svg:x="3.916cm" svg:y="1.93cm">
          <draw:text-box>
            <text:p><text:span text:style-name="T13">WE</text:span></text:p>
          </draw:text-box>
        </draw:frame>
        <draw:frame draw:style-name="gr38" draw:text-style-name="P13" draw:id="id20" draw:layer="layout" svg:width="0.719cm" svg:height="0.636cm" svg:x="4.594cm" svg:y="1.893cm">
          <draw:text-box>
            <text:p><text:span text:style-name="T13">OE</text:span></text:p>
          </draw:text-box>
        </draw:frame>
        <draw:frame draw:style-name="gr38" draw:text-style-name="P13" draw:id="id24" draw:layer="layout" svg:width="0.719cm" svg:height="0.636cm" svg:x="5.23cm" svg:y="1.892cm">
          <draw:text-box>
            <text:p><text:span text:style-name="T13">CE</text:span></text:p>
          </draw:text-box>
        </draw:frame>
        <draw:frame draw:style-name="gr38" draw:text-style-name="P13" draw:id="id26" draw:layer="layout" svg:width="0.529cm" svg:height="0.636cm" svg:x="5.932cm" svg:y="1.879cm">
          <draw:text-box>
            <text:p><text:span text:style-name="T13">E</text:span></text:p>
          </draw:text-box>
        </draw:frame>
        <draw:frame draw:style-name="gr38" draw:text-style-name="P13" draw:id="id27" draw:layer="layout" svg:width="0.555cm" svg:height="0.636cm" svg:x="6.446cm" svg:y="1.888cm">
          <draw:text-box>
            <text:p><text:span text:style-name="T13">F</text:span></text:p>
          </draw:text-box>
        </draw:frame>
        <draw:connector draw:style-name="gr39" draw:text-style-name="P1" draw:layer="layout" draw:line-skew="3.568cm" svg:x1="0.981cm" svg:y1="10.241cm" svg:x2="1.989cm" svg:y2="2.515cm" draw:end-shape="id15" svg:d="m981 10241v-45h1008v-7681">
          <text:p/>
        </draw:connector>
        <draw:custom-shape draw:style-name="gr28" draw:text-style-name="P1" draw:layer="layout" svg:width="4.158cm" svg:height="1.985cm" svg:x="2.518cm" svg:y="18.005cm">
          <text:p/>
          <draw:enhanced-geometry svg:viewBox="0 0 21600 21600" draw:type="rectangle" draw:enhanced-path="M 0 0 L 21600 0 21600 21600 0 21600 0 0 Z N"/>
        </draw:custom-shape>
        <draw:frame draw:style-name="gr38" draw:text-style-name="P13" draw:id="id16" draw:layer="layout" svg:width="0.719cm" svg:height="0.636cm" svg:x="3.234cm" svg:y="17.998cm">
          <draw:text-box>
            <text:p><text:span text:style-name="T13">BR</text:span></text:p>
          </draw:text-box>
        </draw:frame>
        <draw:frame draw:style-name="gr38" draw:text-style-name="P13" draw:id="id19" draw:layer="layout" svg:width="0.719cm" svg:height="0.636cm" svg:x="2.545cm" svg:y="18.011cm">
          <draw:text-box>
            <text:p><text:span text:style-name="T13">BG</text:span></text:p>
          </draw:text-box>
        </draw:frame>
        <draw:connector draw:style-name="gr39" draw:text-style-name="P1" draw:layer="layout" svg:x1="3.593cm" svg:y1="17.998cm" svg:x2="3.601cm" svg:y2="2.516cm" draw:start-shape="id16" draw:start-glue-point="0" draw:end-shape="id17" svg:d="m3593 17998v-7741h8v-7741">
          <text:p/>
        </draw:connector>
        <draw:connector draw:style-name="gr39" draw:text-style-name="P1" draw:layer="layout" draw:line-skew="0.398cm" svg:x1="2.887cm" svg:y1="2.502cm" svg:x2="2.904cm" svg:y2="18.011cm" draw:start-shape="id18" draw:start-glue-point="2" draw:end-shape="id19" draw:end-glue-point="0" svg:d="m2887 2502v8153h17v7356">
          <text:p/>
        </draw:connector>
        <draw:connector draw:style-name="gr39" draw:text-style-name="P1" draw:layer="layout" svg:x1="4.953cm" svg:y1="2.529cm" svg:x2="24.463cm" svg:y2="14.12cm" draw:start-shape="id20" draw:start-glue-point="2" draw:end-shape="id21" draw:end-glue-point="6" svg:d="m4953 2529v11591h19510">
          <text:p/>
        </draw:connector>
        <draw:connector draw:style-name="gr39" draw:text-style-name="P1" draw:layer="layout" svg:x1="4.275cm" svg:y1="2.566cm" svg:x2="24.507cm" svg:y2="15.005cm" draw:start-shape="id22" draw:start-glue-point="2" draw:end-shape="id23" draw:end-glue-point="7" svg:d="m4275 2566v12439h20232">
          <text:p/>
        </draw:connector>
        <draw:connector draw:style-name="gr39" draw:text-style-name="P1" draw:layer="layout" svg:x1="5.589cm" svg:y1="2.528cm" svg:x2="24.445cm" svg:y2="13.26cm" draw:start-shape="id24" draw:start-glue-point="2" draw:end-shape="id25" draw:end-glue-point="6" svg:d="m5589 2528v10732h18856">
          <text:p/>
        </draw:connector>
        <draw:connector draw:style-name="gr39" draw:text-style-name="P1" draw:layer="layout" draw:line-skew="-0.053cm" svg:x1="6.196cm" svg:y1="2.515cm" svg:x2="14.597cm" svg:y2="4.83cm" draw:start-shape="id26" draw:start-glue-point="2" draw:end-shape="id13" draw:end-glue-point="4" svg:d="m6196 2515v1055h8401v1260">
          <text:p/>
        </draw:connector>
        <draw:connector draw:style-name="gr39" draw:text-style-name="P1" draw:layer="layout" draw:line-skew="-0.544cm" svg:x1="6.723cm" svg:y1="2.524cm" svg:x2="18.916cm" svg:y2="4.85cm" draw:start-shape="id27" draw:start-glue-point="2" draw:end-shape="id11" draw:end-glue-point="4" svg:d="m6723 2524v569h12193v1757">
          <text:p/>
        </draw:connector>
        <draw:frame draw:style-name="gr38" draw:text-style-name="P16" draw:id="id28" draw:layer="layout" svg:width="0.989cm" svg:height="0.636cm" svg:x="5.656cm" svg:y="17.975cm">
          <draw:text-box>
            <text:p text:style-name="P1"><text:span text:style-name="T13">ACK</text:span></text:p>
          </draw:text-box>
        </draw:frame>
        <draw:frame draw:style-name="gr38" draw:text-style-name="P16" draw:id="id29" draw:layer="layout" svg:width="1.404cm" svg:height="0.636cm" svg:x="4.242cm" svg:y="17.975cm">
          <draw:text-box>
            <text:p text:style-name="P1"><text:span text:style-name="T13">K_rdy</text:span></text:p>
          </draw:text-box>
        </draw:frame>
        <draw:connector draw:style-name="gr39" draw:text-style-name="P1" draw:layer="layout" svg:x1="29.036cm" svg:y1="16.536cm" svg:x2="6.15cm" svg:y2="17.975cm" draw:end-shape="id28" draw:end-glue-point="0" svg:d="m29036 16536v470h-22886v969">
          <text:p/>
        </draw:connector>
        <draw:connector draw:style-name="gr39" draw:text-style-name="P1" draw:layer="layout" svg:x1="4.944cm" svg:y1="17.975cm" svg:x2="29.013cm" svg:y2="15.054cm" draw:start-shape="id29" draw:start-glue-point="0" svg:d="m4944 17975v-1710h24069v-1211">
          <text:p/>
        </draw:connector>
        <draw:custom-shape draw:style-name="gr40" draw:text-style-name="P1" draw:id="id30" draw:layer="layout" svg:width="1.799cm" svg:height="1.845cm" svg:x="9.887cm" svg:y="10.841cm">
          <text:p text:style-name="P1">Keys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11.686cm" svg:y1="11.763cm" svg:x2="24.705cm" svg:y2="11.782cm" draw:start-shape="id30" draw:start-glue-point="1" draw:end-shape="id31" draw:end-glue-point="3" svg:d="m11686 11763h6534v19h6485">
          <text:p/>
        </draw:connector>
        <draw:connector draw:style-name="gr42" draw:text-style-name="P1" draw:layer="layout" svg:x1="1.027cm" svg:y1="11.815cm" svg:x2="9.887cm" svg:y2="11.763cm" draw:end-shape="id30" draw:end-glue-point="3" svg:d="m1027 11815h4155v-52h4705">
          <text:p/>
        </draw:connector>
        <draw:connector draw:style-name="gr42" draw:text-style-name="P1" draw:layer="layout" svg:x1="10.786cm" svg:y1="12.686cm" svg:x2="28.944cm" svg:y2="20.209cm" draw:start-shape="id30" draw:start-glue-point="2" svg:d="m10786 12686v4036h18158v3487">
          <text:p/>
        </draw:connector>
      </draw:page>
      <draw:page draw:name="page4" draw:style-name="dp1" draw:master-page-name="Default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18T07:24:59.16</meta:creation-date>
    <dc:date>2009-05-18T19:30:11.21</dc:date>
    <meta:editing-duration>PT07H22M29S</meta:editing-duration>
    <meta:editing-cycles>16</meta:editing-cycles>
    <meta:generator>OpenOffice.org/3.0$Win32 OpenOffice.org_project/300m15$Build-9379</meta:generator>
    <meta:print-date>2009-05-18T15:57:45.68</meta:print-date>
    <dc:creator>Nuno Cancelo</dc:creator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